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5.715cm" svg:x="11.795cm" svg:y="7.985cm">
          <text:p text:style-name="P1">myself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5.715cm" svg:height="4.445cm" svg:x="4.175cm" svg:y="2.905cm">
          <text:p text:style-name="P1">aboutme.html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08cm" svg:height="5.08cm" svg:x="18.78cm" svg:y="2.905cm">
          <text:p text:style-name="P1">mypicture.html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08cm" svg:height="5.08cm" svg:x="4.81cm" svg:y="14.335cm">
          <text:p text:style-name="P1">myfriends.ht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5.715cm" svg:height="4.445cm" svg:x="19.415cm" svg:y="13.065cm">
          <text:p text:style-name="P1">myschool.html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1.795cm" svg:y1="10.842cm" svg:x2="9.89cm" svg:y2="5.127cm" draw:start-shape="id1" draw:start-glue-point="5" draw:end-shape="id2" svg:d="m11795 10842h-953v-5715h-952">
          <text:p/>
        </draw:connector>
        <draw:connector draw:style-name="gr3" draw:text-style-name="P1" draw:layer="layout" svg:x1="14.97cm" svg:y1="13.7cm" svg:x2="9.89cm" svg:y2="16.875cm" draw:start-shape="id1" draw:start-glue-point="6" draw:end-shape="id3" svg:d="m14970 13700v3175h-5080">
          <text:p/>
        </draw:connector>
        <draw:connector draw:style-name="gr3" draw:text-style-name="P1" draw:layer="layout" svg:x1="14.97cm" svg:y1="7.985cm" svg:x2="18.78cm" svg:y2="5.445cm" draw:start-shape="id1" draw:start-glue-point="4" draw:end-shape="id4" svg:d="m14970 7985v-2540h3810">
          <text:p/>
        </draw:connector>
        <draw:connector draw:style-name="gr3" draw:text-style-name="P1" draw:layer="layout" svg:x1="18.145cm" svg:y1="10.842cm" svg:x2="22.272cm" svg:y2="13.065cm" draw:start-shape="id1" draw:start-glue-point="7" draw:end-shape="id5" draw:end-glue-point="4" svg:d="m18145 10842h4127v2223">
          <text:p/>
        </draw:connector>
        <draw:connector draw:style-name="gr3" draw:text-style-name="P1" draw:layer="layout" svg:x1="7.032cm" svg:y1="2.905cm" svg:x2="21.32cm" svg:y2="2.905cm" draw:start-shape="id2" draw:start-glue-point="0" draw:end-shape="id4" draw:end-glue-point="0" svg:d="m7032 2905v-502h14288v502">
          <text:p/>
        </draw:connector>
        <draw:connector draw:style-name="gr3" draw:text-style-name="P1" draw:layer="layout" svg:x1="7.35cm" svg:y1="19.415cm" svg:x2="19.415cm" svg:y2="17.51cm" draw:start-shape="id3" draw:start-glue-point="8" draw:end-shape="id5" draw:end-glue-point="6" svg:d="m7350 19415v502h12065v-2407">
          <text:p/>
        </draw:connector>
        <draw:custom-shape draw:style-name="gr1" draw:text-style-name="P1" xml:id="id6" draw:id="id6" draw:layer="layout" svg:width="5.715cm" svg:height="5.715cm" svg:x="4.175cm" svg:y="7.985cm">
          <text:p text:style-name="P1">Index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9.89cm" svg:y1="10.842cm" svg:x2="11.795cm" svg:y2="10.842cm" draw:start-shape="id6" draw:start-glue-point="7" draw:end-shape="id1" svg:d="m9890 10842h1905">
          <text:p/>
        </draw:connector>
      </draw:page>
      <draw:page draw:name="page2" draw:style-name="dp1" draw:master-page-name="Default">
        <draw:custom-shape draw:style-name="gr4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3.495cm" svg:height="3.175cm" svg:x="2.27cm" svg:y="1.635cm">
          <text:p text:style-name="P1"><text:span text:style-name="T1">tit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08cm" svg:height="13.335cm" svg:x="2.27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1.27cm" svg:x="2.905cm" svg:y="7.35cm">
          <text:p text:style-name="P1">My sel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1.27cm" svg:x="2.905cm" svg:y="9.89cm">
          <text:p text:style-name="P1">About 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1.27cm" svg:x="2.905cm" svg:y="12.43cm">
          <text:p text:style-name="P1">My pic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1.27cm" svg:x="2.905cm" svg:y="14.97cm">
          <text:p text:style-name="P1">My frien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1.27cm" svg:x="2.905cm" svg:y="17.51cm">
          <text:p text:style-name="P1">My sch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7.145cm" svg:height="13.335cm" svg:x="8.62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35cm" svg:height="5.715cm" svg:x="18.145cm" svg:y="6.715cm">
          <text:p text:style-name="P1">Pic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.35cm" svg:height="5.715cm" svg:x="18.145cm" svg:y="13.065cm">
          <text:p text:style-name="P1">Pic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4-19T14:59:24</meta:creation-date>
    <dc:date>2012-05-14T12:38:10</dc:date>
    <dc:creator>student </dc:creator>
    <meta:editing-duration>PT56M14S</meta:editing-duration>
    <meta:editing-cycles>5</meta:editing-cycles>
    <meta:generator>LibreOffice/3.3$Linux LibreOffice_project/330m19$Build-202</meta:generator>
    <meta:document-statistic meta:object-count="24"/>
  </office:meta>
</office:document-meta>
</file>